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2" style:family="table">
      <style:table-properties style:width="16.671cm" fo:margin-left="0cm" fo:margin-right="0.136cm" table:align="margins"/>
    </style:style>
    <style:style style:name="Table2.A" style:family="table-column">
      <style:table-column-properties style:column-width="2.561cm" style:rel-column-width="10068*"/>
    </style:style>
    <style:style style:name="Table2.B" style:family="table-column">
      <style:table-column-properties style:column-width="5.533cm" style:rel-column-width="21752*"/>
    </style:style>
    <style:style style:name="Table2.C" style:family="table-column">
      <style:table-column-properties style:column-width="0.333cm" style:rel-column-width="1311*"/>
    </style:style>
    <style:style style:name="Table2.D" style:family="table-column">
      <style:table-column-properties style:column-width="4.778cm" style:rel-column-width="18787*"/>
    </style:style>
    <style:style style:name="Table2.E" style:family="table-column">
      <style:table-column-properties style:column-width="1.02cm" style:rel-column-width="4008*"/>
    </style:style>
    <style:style style:name="Table2.F" style:family="table-column">
      <style:table-column-properties style:column-width="2.445cm" style:rel-column-width="9609*"/>
    </style:style>
    <style:style style:name="Table2.A1" style:family="table-cell">
      <style:table-cell-properties fo:padding="0cm" fo:border-left="0.05pt solid #000000" fo:border-right="none" fo:border-top="0.05pt solid #000000" fo:border-bottom="0.05pt solid #000000"/>
    </style:style>
    <style:style style:name="Table2.F1" style:family="table-cell">
      <style:table-cell-properties fo:padding="0cm" fo:border="0.05pt solid #000000"/>
    </style:style>
    <style:style style:name="Table2.A2" style:family="table-cell">
      <style:table-cell-properties fo:padding="0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.242cm"/>
    </style:style>
    <style:style style:name="Table2.7" style:family="table-row">
      <style:table-row-properties style:min-row-height="1.573cm"/>
    </style:style>
    <style:style style:name="Table2.A10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6.671cm" table:align="margins"/>
    </style:style>
    <style:style style:name="Table3.A" style:family="table-column">
      <style:table-column-properties style:column-width="6.033cm" style:rel-column-width="23714*"/>
    </style:style>
    <style:style style:name="Table3.B" style:family="table-column">
      <style:table-column-properties style:column-width="1.64cm" style:rel-column-width="6448*"/>
    </style:style>
    <style:style style:name="Table3.C" style:family="table-column">
      <style:table-column-properties style:column-width="2.487cm" style:rel-column-width="9777*"/>
    </style:style>
    <style:style style:name="Table3.D" style:family="table-column">
      <style:table-column-properties style:column-width="3.201cm" style:rel-column-width="12585*"/>
    </style:style>
    <style:style style:name="Table3.E" style:family="table-column">
      <style:table-column-properties style:column-width="3.309cm" style:rel-column-width="1301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132cm"/>
    </style:style>
    <style:style style:name="Table6.A1" style:family="table-cell">
      <style:table-cell-properties fo:padding="0.097cm" fo:border-left="none" fo:border-right="0.05pt solid #000000" fo:border-top="none" fo:border-bottom="none"/>
    </style:style>
    <style:style style:name="Table7" style:family="table">
      <style:table-properties style:width="16.787cm" table:align="right"/>
    </style:style>
    <style:style style:name="Table7.A" style:family="table-column">
      <style:table-column-properties style:column-width="16.787cm"/>
    </style:style>
    <style:style style:name="Table7.A1" style:family="table-cell">
      <style:table-cell-properties fo:padding="0cm" fo:border="0.05pt solid #000000"/>
    </style:style>
    <style:style style:name="Table7.A2" style:family="table-cell">
      <style:table-cell-properties fo:padding="0cm" fo:border-left="0.05pt solid #000000" fo:border-right="0.05pt solid #000000" fo:border-top="none" fo:border-bottom="0.05pt solid #000000"/>
    </style:style>
    <style:style style:name="Table8" style:family="table">
      <style:table-properties style:width="16.799cm" fo:margin-left="0cm" fo:margin-right="-0.012cm" table:align="margins"/>
    </style:style>
    <style:style style:name="Table8.A" style:family="table-column">
      <style:table-column-properties style:column-width="2.739cm" style:rel-column-width="10684*"/>
    </style:style>
    <style:style style:name="Table8.B" style:family="table-column">
      <style:table-column-properties style:column-width="11.248cm" style:rel-column-width="43881*"/>
    </style:style>
    <style:style style:name="Table8.C" style:family="table-column">
      <style:table-column-properties style:column-width="2.812cm" style:rel-column-width="1097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5.373cm" style:rel-column-width="3046*"/>
    </style:style>
    <style:style style:name="Table9.B" style:family="table-column">
      <style:table-column-properties style:column-width="2.009cm" style:rel-column-width="1139*"/>
    </style:style>
    <style:style style:name="Table9.C" style:family="table-column">
      <style:table-column-properties style:column-width="2.138cm" style:rel-column-width="1212*"/>
    </style:style>
    <style:style style:name="Table9.D" style:family="table-column">
      <style:table-column-properties style:column-width="3.478cm" style:rel-column-width="1972*"/>
    </style:style>
    <style:style style:name="Table9.E" style:family="table-column">
      <style:table-column-properties style:column-width="3.808cm" style:rel-column-width="215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11" style:family="table">
      <style:table-properties style:width="16.806cm" table:align="margins"/>
    </style:style>
    <style:style style:name="Table11.A" style:family="table-column">
      <style:table-column-properties style:column-width="16.806cm" style:rel-column-width="65535*"/>
    </style:style>
    <style:style style:name="Table11.1" style:family="table-row">
      <style:table-row-properties style:min-row-height="0.318cm"/>
    </style:style>
    <style:style style:name="Table11.A1" style:family="table-cell">
      <style:table-cell-properties fo:padding="0.097cm" fo:border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7.555cm" style:rel-column-width="29460*"/>
    </style:style>
    <style:style style:name="Table10.B" style:family="table-column">
      <style:table-column-properties style:column-width="0.848cm" style:rel-column-width="3306*"/>
    </style:style>
    <style:style style:name="Table10.C" style:family="table-column">
      <style:table-column-properties style:column-width="4.2cm" style:rel-column-width="16379*"/>
    </style:style>
    <style:style style:name="Table10.D" style:family="table-column">
      <style:table-column-properties style:column-width="4.203cm" style:rel-column-width="16390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2" style:family="table-row">
      <style:table-row-properties style:min-row-height="2.071cm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7"/>
                  <text:p text:style-name="P7"/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4">1ª Via</text:p>
                  <text:p text:style-name="P4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0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5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0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5">Nome: [DC.nome_forn]</text:p>
                  <text:p text:style-name="P5">Razão Social: [DC.razao_forn]</text:p>
                  <text:p text:style-name="P5">Endereço: [DC.endereco_forn]</text:p>
                  <text:p text:style-name="P5">Inscrição Econômica: [DC.insc_eco_forn] <text:s text:c="4"/>CNPJ / CPF: [DC.cpf_cnpj_forn]</text:p>
                  <text:p text:style-name="P5">Atividade Econômica: [DC.atividade_forn]</text:p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0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7">
                <table:table-cell table:style-name="Table2.A2" table:number-columns-spanned="6" office:value-type="string">
                  <text:p text:style-name="P5">Nome: [DC.nome_cli]</text:p>
                  <text:p text:style-name="P5">Razão Social: [DC.razao_cli]</text:p>
                  <text:p text:style-name="P5">Endereço: [DC.endereco_cli]</text:p>
                  <text:p text:style-name="P5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0">Descrição dos Serviços <text:s text:c="23"/>Alíquota <text:s text:c="11"/>Qtd <text:s text:c="20"/>Valor Unitário <text:s text:c="18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>
                      <table:table-cell table:style-name="Table3.A1" office:value-type="string">
                        <text:p text:style-name="P6">[DCS.desc_serv;block=table:table-row]</text:p>
                      </table:table-cell>
                      <table:table-cell table:style-name="Table3.A1" office:value-type="string">
                        <text:p text:style-name="P6">[DCS.aliq_serv;block=table:table-row]</text:p>
                      </table:table-cell>
                      <table:table-cell table:style-name="Table3.A1" office:value-type="string">
                        <text:p text:style-name="P6">[DCS.qtd_serv;block=table:table-row]</text:p>
                      </table:table-cell>
                      <table:table-cell table:style-name="Table3.A1" office:value-type="string">
                        <text:p text:style-name="P6">[DCS.valor_serv;block=table:table-row]</text:p>
                      </table:table-cell>
                      <table:table-cell table:style-name="Table3.E1" office:value-type="string">
                        <text:p text:style-name="P6">[DCS.valor_serv_total;block=table:table-row]</text:p>
                      </table:table-cell>
                    </table:table-row>
                  </table:table>
                  <text:p text:style-name="P5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8"><text:s/></text:p>
                </table:table-cell>
                <table:covered-table-cell/>
                <table:table-cell table:style-name="Table2.A10" table:number-columns-spanned="2" office:value-type="string">
                  <text:p text:style-name="P3">ISS na Fonte</text:p>
                  <text:p text:style-name="P8">[DC.iss] </text:p>
                </table:table-cell>
                <table:covered-table-cell/>
                <table:table-cell table:style-name="Table2.E10" table:number-columns-spanned="2" office:value-type="string">
                  <text:p text:style-name="P3">Valor Total NF</text:p>
                  <text:p text:style-name="P8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7">Responsável pela Emissão <text:s text:c="51"/></text:p>
                  <text:p text:style-name="P9">[DC.nom_usuario]</text:p>
                  <text:p text:style-name="P5"/>
                  <text:p text:style-name="P6"><text:s/>________________________________</text:p>
                  <text:p text:style-name="P6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6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6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row>
                      <table:table-cell table:style-name="Table8.A1" office:value-type="string">
                        <text:p text:style-name="P5"/>
                        <text:p text:style-name="P5"/>
                      </table:table-cell>
                      <table:table-cell table:style-name="Table8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8.C1" office:value-type="string">
                        <text:p text:style-name="P4">2ª Via</text:p>
                        <text:p text:style-name="P4">Fornecedor</text:p>
                      </table:table-cell>
                    </table:table-row>
                  </table:table>
                  <text:p text:style-name="P10">Nota Fiscal de Serviços Avulsa Nº [DC.nro_nota]</text:p>
                </table:table-cell>
              </table:table-row>
              <table:table-row>
                <table:table-cell table:style-name="Table7.A2" office:value-type="string">
                  <text:p text:style-name="P5">Série: [DC.serie] <text:s text:c="23"/>Emissão: [DC.dt_emissao]</text:p>
                </table:table-cell>
              </table:table-row>
              <table:table-row>
                <table:table-cell table:style-name="Table7.A2" office:value-type="string">
                  <text:p text:style-name="P10">Fornecedor / Prestador de Serviços</text:p>
                </table:table-cell>
              </table:table-row>
              <table:table-row>
                <table:table-cell table:style-name="Table7.A2" office:value-type="string">
                  <text:p text:style-name="P5">Nome: [DC.nome_forn]</text:p>
                  <text:p text:style-name="P5">Razão Social: [DC.razao_forn]</text:p>
                  <text:p text:style-name="P5">Endereço: [DC.endereco_forn]</text:p>
                  <text:p text:style-name="P5">Inscrição Econômica: [DC.insc_eco_forn] <text:s text:c="4"/>CNPJ / CPF: [DC.cpf_cnpj_forn]</text:p>
                  <text:p text:style-name="P5">Atividade Econômica: [DC.atividade_forn]</text:p>
                  <text:p text:style-name="P5"/>
                </table:table-cell>
              </table:table-row>
              <table:table-row>
                <table:table-cell table:style-name="Table7.A2" office:value-type="string">
                  <text:p text:style-name="P10">Cliente / Tomador de Serviços</text:p>
                </table:table-cell>
              </table:table-row>
              <table:table-row>
                <table:table-cell table:style-name="Table7.A2" office:value-type="string">
                  <text:p text:style-name="P5">Nome: [DC.nome_cli]</text:p>
                  <text:p text:style-name="P5">Razão Social: [DC.razao_cli]</text:p>
                  <text:p text:style-name="P5">Endereço: [DC.endereco_cli]</text:p>
                  <text:p text:style-name="P5">Inscrição Econômica: [DC.insc_eco_cli] <text:s text:c="5"/>CNPJ / CPF: [DC.cpf_cnpj_cli]</text:p>
                </table:table-cell>
              </table:table-row>
              <table:table-row>
                <table:table-cell table:style-name="Table7.A2" office:value-type="string">
                  <text:p text:style-name="P10">Descrição dos Serviços <text:s text:c="23"/>Alíquota <text:s text:c="11"/>Qtd <text:s text:c="20"/>Valor Unitário <text:s text:c="18"/>Valor Total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>
                <table:table-cell table:style-name="Table9.A1" office:value-type="string">
                  <text:p text:style-name="P6">[DCS3.desc_serv;block=table:table-row]</text:p>
                </table:table-cell>
                <table:table-cell table:style-name="Table9.A1" office:value-type="string">
                  <text:p text:style-name="P6">[DCS3.aliq_serv;block=table:table-row]</text:p>
                </table:table-cell>
                <table:table-cell table:style-name="Table9.A1" office:value-type="string">
                  <text:p text:style-name="P6">[DCS3.qtd_serv;block=table:table-row]</text:p>
                </table:table-cell>
                <table:table-cell table:style-name="Table9.A1" office:value-type="string">
                  <text:p text:style-name="P6">[DCS3.valor_serv;block=table:table-row]</text:p>
                </table:table-cell>
                <table:table-cell table:style-name="Table9.E1" office:value-type="string">
                  <text:p text:style-name="P6">[DCS3.valor_serv_total;block=table:table-row]</text:p>
                </table:table-cell>
              </table:table-row>
            </table:table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5">[DC.observacao]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Table_20_Contents"/>
                </table:table-cell>
                <table:table-cell table:style-name="Table10.A1" table:number-columns-spanned="2" office:value-type="string">
                  <text:p text:style-name="P3">ISS na Fonte</text:p>
                  <text:p text:style-name="P8">[DC.iss] </text:p>
                </table:table-cell>
                <table:covered-table-cell/>
                <table:table-cell table:style-name="Table10.D1" office:value-type="string">
                  <text:p text:style-name="P3">Valor Total NF</text:p>
                  <text:p text:style-name="P8">[DC.total_nf] </text:p>
                </table:table-cell>
              </table:table-row>
              <table:table-row table:style-name="Table10.2">
                <table:table-cell table:style-name="Table10.A2" table:number-columns-spanned="2" office:value-type="string">
                  <text:p text:style-name="P7">Responsável pela Emissão <text:s text:c="51"/></text:p>
                  <text:p text:style-name="P9">[DC.nom_usuario]</text:p>
                  <text:p text:style-name="P5"/>
                  <text:p text:style-name="P6"><text:s/>________________________________</text:p>
                  <text:p text:style-name="P6">Assinatura</text:p>
                </table:table-cell>
                <table:covered-table-cell/>
                <table:table-cell table:style-name="Table10.C2" table:number-columns-spanned="2" office:value-type="string">
                  <text:p text:style-name="P6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6"><text:s text:c="2"/>Assinatura</text:p>
                </table:table-cell>
                <table:covered-table-cell/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Fernando Cercato</meta:initial-creator>
    <meta:creation-date>2008-06-23T11:15:51</meta:creation-date>
    <dc:date>2012-10-10T11:23:33</dc:date>
    <meta:editing-cycles>89</meta:editing-cycles>
    <meta:editing-duration>PT7H19M7S</meta:editing-duration>
    <meta:document-statistic meta:table-count="9" meta:image-count="0" meta:object-count="0" meta:page-count="2" meta:paragraph-count="71" meta:word-count="200" meta:character-count="2433" meta:non-whitespace-character-count="1956"/>
    <meta:user-defined meta:name="Info 1"/>
    <meta:user-defined meta:name="Info 2"/>
    <meta:user-defined meta:name="Info 3"/>
    <meta:user-defined meta:name="Info 4"/>
  </office:meta>
</office:document-meta>
</file>